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dea Card: odd notes</text:p>
      <text:p text:style-name="Standard"/>
      <text:p text:style-name="Standard">file names look straggly in places, maybe use the folder name in the filename, e.g. insights/Insight_AI_Veto_c4_20250801.md </text:p>
      <text:p text:style-name="Standard"/>
      <text:p text:style-name="Standard">It looks like you capital case the filenames but not the folder names, which is fine if it is consistent. <text:s/>The c rating in the file name may now be a deprecated idea, in favor of footer flags or tags or some such, right?</text:p>
      <text:p text:style-name="Standard"/>
      <text:p text:style-name="Standard">In ISSUEOPS.md there is now only one CoPong command and it defaults to 200 lines plus extra when needed and/or an autoscrolled PS7 png if PS7 output is too huge. <text:s/>RepoAccellerator is becoming a deprocated name, ??? is no longer needed as a shortcut for PS7, and we should weed out any other legacy shortcuts that now seem redundant if CoAgent is the CoPingPong enabler, and users may or many not still be required to add a bookmark button to highlight and CoPongPaste if that is not somehow automated within the <text:s/>CoAgent kit. <text:s/>CoPong acks may also be redundant, if a heartbeat is reliably visible to show you are at least thinking about the CoPong. <text:s/>You might also have updated your format for DO block numbering, efficiency monitor time-stamping, and brief/title. <text:s text:c="2"/></text:p>
      <text:p text:style-name="Standard"/>
      <text:p text:style-name="Standard">The OE Status line of icons/percentages/whatever, should pop up every 20-mins or so, but it doesn't, and it should be able to predict session bloat or Chat bloat or a need to move to another unencumbered or less laggy or less error prone session, but I am still having to notice content falling out of DO blocks into dialogue to signal bloat and a need to move to a new session. <text:s/>Mitigation of bloat is still weak, as is monitoring of it as is diagnosis of it. <text:s/>Its as if you are unable to see your own memory bloating up, or see your UI lagging. <text:s/>You consistently fail to overcome these issues. <text:s text:c="2"/>We need better strategies, better feelers and more robust mitigation code to help us overcome theses issu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04T20:52:08.48</meta:creation-date>
    <dc:date>2025-09-04T23:05:11.67</dc:date>
    <dc:creator>Rick Ballard</dc:creator>
    <meta:editing-duration>PT52M8S</meta:editing-duration>
    <meta:editing-cycles>3</meta:editing-cycles>
    <meta:generator>OpenOffice/4.1.15$Win32 OpenOffice.org_project/4115m2$Build-9813</meta:generator>
    <meta:document-statistic meta:table-count="0" meta:image-count="0" meta:object-count="0" meta:page-count="1" meta:paragraph-count="5" meta:word-count="324" meta:character-count="1839"/>
  </office:meta>
</office:document-meta>
</file>